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563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1.8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 style:list-style-name="L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 style:list-style-name="L1">
      <style:paragraph-properties fo:margin-left="1.279cm" fo:margin-right="-0.732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5e44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7fce1"/>
    </style:style>
    <style:style style:name="T7" style:family="text">
      <style:text-properties officeooo:rsid="00095e44"/>
    </style:style>
    <style:style style:name="T8" style:family="text">
      <style:text-properties fo:font-size="14pt" fo:font-style="italic" fo:font-weight="normal" officeooo:rsid="00095e4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0aa4c5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00ab8f9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0c1088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officeooo:rsid="00095e44" style:font-size-asian="14pt" style:font-style-asian="italic" style:font-size-complex="14pt" style:font-style-complex="italic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4"><text:span text:style-name="T7">Educatrice </text:span>inserisce attività svolta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5">Giovanna</text:span><text:span text:style-name="T3"> </text:span><text:span text:style-name="T1">: </text:span><text:span text:style-name="T2">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39601694" text:style-name="L1">
              <text:list-item>
                <text:p text:style-name="P9">Giovanna, una delle maestre dell' asilo, terminata l'attività giornaliera svolta con i propri alunni, decide di inserire una breve descrizione di essa all'interno del sistema dove è al momento già loggata. </text:p>
              </text:list-item>
              <text:list-item>
                <text:p text:style-name="P6">Entrata nella sua area personale tramite il login,<text:span text:style-name="T6">entra nella sezione</text:span> "<text:span text:style-name="T4">Attività giornaliere"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Il sistema le mostra l'intero mese corrente sotto forma di calendario per poter decidere il giorno in cui andare ad inserire l'attività svolt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Giovanna sceglie il giorno corrente cliccandoci sopra.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Il sistema visualizza un piccolo form da compilar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Giovanna inserisce nei campi appositi l'oggetto dell'evento “Giornata del blu” e una breve descrizione di quest'ultimo “Oggi abbiamo tenuto una giornata dedicata al colore blu. I bambini hanno imparato giocando ad associare il nome “blu” al colore corrispondente”</text:p>
              </text:list-item>
              <text:list-item>
                <text:p text:style-name="P6">Controllato che il form sia stato compilato in modo esatto, sottomette il form<text:span text:style-name="T4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Il sistema elabora la richiesta e risponde all' utente visualizzando un messaggio di <text:s/><text:span text:style-name="T4">"Attività inserita con successo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3"><text:tab/><text:span text:style-name="T12">S</text:span><text:span text:style-name="T8">CENARIO N°</text:span><text:span text:style-name="T11">2</text:span><text:span text:style-name="T8">: Educatrice inserisce </text:span><text:span text:style-name="T9">le attività svolte durante la giornata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22</meta:editing-cycles>
    <meta:generator>LibreOffice/3.6$Windows_x86 LibreOffice_project/da8c1e6-fd468f4-454e206-f42a4a9-143cfd</meta:generator>
    <dc:date>2012-10-22T19:46:48.62</dc:date>
    <meta:document-statistic meta:table-count="1" meta:image-count="0" meta:object-count="0" meta:page-count="1" meta:paragraph-count="15" meta:word-count="180" meta:character-count="1203" meta:non-whitespace-character-count="1040"/>
    <meta:user-defined meta:name="Info 1"/>
    <meta:user-defined meta:name="Info 2"/>
    <meta:user-defined meta:name="Info 3"/>
    <meta:user-defined meta:name="Info 4"/>
  </office:meta>
</office:document-meta>
</file>